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0_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rah Almosnino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0 October 1853</text:p>
      <text:p text:style-name="P2">Month<text:tab/><text:tab/><text:tab/><text:tab/><text:tab/><text:tab/>October</text:p>
      <text:p text:style-name="P2">Year<text:tab/><text:tab/><text:tab/><text:tab/><text:tab/><text:tab/>1853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/text:p>
      <text:p text:style-name="P2">Postmark<text:tab/><text:tab/><text:tab/><text:tab/><text:tab/>Y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>A typewritten transcription is attached to the original lett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Envelope]</text:p>
      <text:p text:style-name="P2">Revd. S. Morias/</text:p>
      <text:p text:style-name="P2"><text:tab/>Philadelphia/</text:p>
      <text:p text:style-name="P2">p Packet<text:tab/>U S./</text:p>
      <text:p text:style-name="P2"/>
      <text:p text:style-name="P2">[Page 1]</text:p>
      <text:p text:style-name="P2">My dear sir/</text:p>
      <text:p text:style-name="P2"><text:tab/>Mr. Almosnino, being much/ occupied in public matters, has/ delegated to me the very pleasing/ task of conveying to you our/ very sincere congratulations, in/ the flattering mark of respect/ shown[?] you by the congregation/ you have so ably served./</text:p>
      <text:p text:style-name="P2">Believe me my dear Sir, we/ have all participated in the/ pleasurable feelings, which such/</text:p>
      <text:p text:style-name="P2"/>
      <text:p text:style-name="P2">[Page 2]</text:p>
      <text:p text:style-name="P2">an election must have afforded/ you. <text:s/>Our mutual friend Mr. Peixotto/ knowing the interest we feel in <text:soft-page-break/>yr./ success kindly informed us of/ the high mark of respect testified/ to you, by the renewal of your/ appointment My parents &amp; circle/ unite with us, in wishing you/ years of uninterrupted health &amp;/ happiness to enable you, to continue/ the fulfillment of your sacred/ office. <text:s/>We are glad to hear that/ there is a probability of your/ paying us a visit in the Spring/ you have no doubt heard of/ the Branch Synagogue/</text:p>
      <text:p text:style-name="P2"/>
      <text:p text:style-name="P2">[Page 3]</text:p>
      <text:p text:style-name="P2">established Westward, for the/ benefit of our coreligionists at/ that end of London &amp; during/ the Festivals, it was very fully/ attended thereby proving the/ necessity of a place of worship/ during the New Year, &amp; day of/ atonement. <text:s/>Mr. Almosnino/ officiated, assisted by Sol. Sebag/ the congregation is now much/ in need of a Hazan &amp; on [?], that/ a Country man of yours is coming/ [?] on approval. <text:s/>I trust if he/ suits, he will as readily acquire/ the English language as you/ did. <text:s/>I am happy to be able/ to add that Mr. Pincotti &amp; family/ are becoming rather more/</text:p>
      <text:p text:style-name="P2"/>
      <text:p text:style-name="P2">[Page 4]</text:p>
      <text:p text:style-name="P2">reconciled to their sad bereavement/ the death of so promising a child/ was indeed a dreadful trial, but/ we dare only bow the head &amp; say/ “Thy Will O Lord be done”./ </text:p>
      <text:p text:style-name="P2">Mr Almosnino &amp; self are joined/ by every member of our united/ families in [?] &amp; good wishes/ </text:p>
      <text:p text:style-name="P2"><text:tab/>I remain/</text:p>
      <text:p text:style-name="P2"><text:tab/><text:tab/>My dear Sir/</text:p>
      <text:p text:style-name="P2"><text:tab/><text:tab/><text:tab/>Yrs &amp;c &amp;c/</text:p>
      <text:p text:style-name="P2"><text:tab/><text:tab/><text:tab/>Sarah Almosnino/</text:p>
      <text:p text:style-name="P2"><text:span text:style-name="T1">20</text:span><text:span text:style-name="T2">th</text:span><text:span text:style-name="T1"> Oct 1853/</text:span></text:p>
      <text:p text:style-name="P2">B. M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0T12:56:30</meta:creation-date>
    <dc:date>2011-12-12T11:20:14.09</dc:date>
    <dc:language>en-US</dc:language>
    <meta:editing-cycles>3</meta:editing-cycles>
    <meta:editing-duration>PT00H13M55S</meta:editing-duration>
    <dc:creator>Penn Libraries</dc:creator>
    <meta:document-statistic meta:table-count="0" meta:image-count="0" meta:object-count="0" meta:page-count="3" meta:paragraph-count="82" meta:word-count="514" meta:character-count="3196"/>
    <meta:user-defined meta:name="Info 1"/>
    <meta:user-defined meta:name="Info 2"/>
    <meta:user-defined meta:name="Info 3"/>
    <meta:user-defined meta:name="Info 4"/>
  </office:meta>
</office:document-meta>
</file>